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الرواية فن من الفنون الأدبية التي تعكس واقع المجتمع من جيل إلى جيل آخر و دون شك فهي ناقلة للفكر الجمعي بمختلف توجهاته و هو ما جسدته حكايات ألف ليلة و ليلة حيث حاول الروائي الحديث استغلال الشعبية التي تحظى بها و إعطاء نصه الروائي ملمحا من ذلك الذي يتمتع به النص القديم و من أجل تحقيق قاعدة تلق واسعة يطمح ممثلوها إلى كشف خصوصية هذا النص الجديد الذي يبحث عن توأمة مع نص قديم كان و لا يزال مصدر إلهام للكثيرين حتى عدوه نصا مصدرا و ما رواية سيد قطب إلا دليل على هذا التناص المباشر تارة وغير المباشر تارة أخرى مع الحكايات التي شكلت الإطار الخصب لصب أفكاره و صوره الفنية التي تجمع بين الواقع و الخيال لذلك يطرح المقال مجموعة من الأسئلة أهمها : 1/ ما هي أبرز تجليات ألف ليلة و ليلة على مستوى الشكل الروائي و ما هي أهم التقنيات الفنية التي وظفها الروائي سيد قطب في روايته ؟ 2/ ما هي أهم التيمات التي تتناص فيها الرواية مع الرواية الأم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32:11.204000000</dc:date>
    <meta:editing-duration>PT32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66" meta:character-count="827" meta:non-whitespace-character-count="661"/>
  </office:meta>
</office:document-meta>
</file>